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oo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opic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jure in 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Joy of Cloj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gramming in Sc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nctional Programming in Sc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dkrywanie właściwości sieci neuronowych przy użyciu programów w języku C#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ody i techniki sztucznej inteligencji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opi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p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ju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N</text:p>
          </table:table-cell>
        </table:table-row>
      </table:table>
      <table:table table:name="author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Rath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rancis</text:p>
          </table:table-cell>
          <table:table-cell table:style-name="ce1" office:value-type="string" calcext:value-type="string">
            <text:p>Avi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Fog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ris</text:p>
          </table:table-cell>
          <table:table-cell table:style-name="ce1" office:value-type="string" calcext:value-type="string">
            <text:p>Ho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Odersk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Lex</text:p>
          </table:table-cell>
          <table:table-cell table:style-name="ce1" office:value-type="string" calcext:value-type="string">
            <text:p>Spo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Venner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iusa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unar</text:p>
          </table:table-cell>
          <table:table-cell table:style-name="ce1" office:value-type="string" calcext:value-type="string">
            <text:p>Bjarna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Tadeusiewic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Lep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owi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ąciar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Rutkowski</text:p>
          </table:table-cell>
        </table:table-row>
      </table:table>
      <table:table table:name="book_auth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book</text:p>
          </table:table-cell>
          <table:table-cell office:value-type="string" calcext:value-type="string">
            <text:p>id_auth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0:03:14.104918650</meta:creation-date>
    <dc:date>2018-08-04T10:55:26.309638632</dc:date>
    <meta:editing-duration>PT31M27S</meta:editing-duration>
    <meta:editing-cycles>9</meta:editing-cycles>
    <meta:generator>LibreOffice/5.1.6.2$Linux_X86_64 LibreOffice_project/10m0$Build-2</meta:generator>
    <meta:document-statistic meta:table-count="4" meta:cell-count="106" meta:object-count="0"/>
  </office:meta>
</office:document-meta>
</file>